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8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1" table:default-cell-style-name="ce1"/>
        <table:table-row table:style-name="ro1">
          <table:table-cell office:value-type="string" table:number-columns-spanned="10" table:number-rows-spanned="1" table:style-name="ce2">
            <text:p>esec1=( Reato=5, età=40, precedenti_penali=2) esec2=(1,20,0) esec3(4,17,1) esec4(6,25,0) esec5(8,36,3)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office:value-type="string" table:style-name="ce1">
            <text:p>Regressori</text:p>
          </table:table-cell>
          <table:table-cell office:value-type="string" table:style-name="ce1">
            <text:p>Acc1</text:p>
          </table:table-cell>
          <table:table-cell office:value-type="string" table:style-name="ce1">
            <text:p>Acc2</text:p>
          </table:table-cell>
          <table:table-cell office:value-type="string" table:style-name="ce1">
            <text:p>Acc3</text:p>
          </table:table-cell>
          <table:table-cell office:value-type="string" table:style-name="ce1">
            <text:p>Acc4</text:p>
          </table:table-cell>
          <table:table-cell office:value-type="string" table:style-name="ce1">
            <text:p>Acc5</text:p>
          </table:table-cell>
          <table:table-cell office:value-type="string" table:style-name="ce1">
            <text:p>Mae1</text:p>
          </table:table-cell>
          <table:table-cell office:value-type="string" table:style-name="ce1">
            <text:p>Mae2</text:p>
          </table:table-cell>
          <table:table-cell office:value-type="string" table:style-name="ce1">
            <text:p>Mae3</text:p>
          </table:table-cell>
          <table:table-cell office:value-type="string" table:style-name="ce1">
            <text:p>Mae4</text:p>
          </table:table-cell>
          <table:table-cell office:value-type="string" table:style-name="ce1">
            <text:p>Mae5</text:p>
          </table:table-cell>
          <table:table-cell office:value-type="string" table:style-name="ce1">
            <text:p>Media Acc</text:p>
          </table:table-cell>
          <table:table-cell office:value-type="string" table:style-name="ce1">
            <text:p>Media Ma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daBoost</text:p>
          </table:table-cell>
          <table:table-cell office:value-type="float" office:value="0.372311" table:style-name="ce3">
            <text:p>0,372311</text:p>
          </table:table-cell>
          <table:table-cell office:value-type="float" office:value="0.37089499999999997" table:style-name="ce3">
            <text:p>0,370895</text:p>
          </table:table-cell>
          <table:table-cell office:value-type="float" office:value="0.389714" table:style-name="ce3">
            <text:p>0,389714</text:p>
          </table:table-cell>
          <table:table-cell office:value-type="float" office:value="0.29342499999999999" table:style-name="ce3">
            <text:p>0,293425</text:p>
          </table:table-cell>
          <table:table-cell office:value-type="float" office:value="0.47933500000000001" table:style-name="ce1">
            <text:p>0,479335</text:p>
          </table:table-cell>
          <table:table-cell office:value-type="float" office:value="1.859515" table:style-name="ce3">
            <text:p>1,859515</text:p>
          </table:table-cell>
          <table:table-cell office:value-type="float" office:value="1.7301690000000001" table:style-name="ce3">
            <text:p>1,730169</text:p>
          </table:table-cell>
          <table:table-cell office:value-type="float" office:value="1.716577" table:style-name="ce3">
            <text:p>1,716577</text:p>
          </table:table-cell>
          <table:table-cell office:value-type="float" office:value="1.6897740000000001" table:style-name="ce3">
            <text:p>1,689774</text:p>
          </table:table-cell>
          <table:table-cell office:value-type="float" office:value="1.902952" table:style-name="ce3">
            <text:p>1,902952</text:p>
          </table:table-cell>
          <table:table-cell office:value-type="float" office:value="0.38113600000000003" table:formula="of:=AVERAGE([.B3];[.C3];[.D3];[.E3];[.F3])" table:style-name="ce3">
            <text:p>0,381136</text:p>
          </table:table-cell>
          <table:table-cell office:value-type="float" office:value="1.7797974000000001" table:formula="of:=AVERAGE([.K3];[.G3];[.H3];[.I3];[.J3])" table:style-name="ce3">
            <text:p>1,7797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gging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1" table:formula="of:=AVERAGE([.B4];[.C4];[.D4];[.E4];[.F4])" table:style-name="ce3">
            <text:p>1,000000</text:p>
          </table:table-cell>
          <table:table-cell office:value-type="float" office:value="0" table:formula="of:=AVERAGE([.K4];[.G4];[.H4];[.I4];[.J4])" table:style-name="ce3">
            <text:p>0,0000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ndomForest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1" table:style-name="ce3">
            <text:p>1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0" table:style-name="ce3">
            <text:p>0,000000</text:p>
          </table:table-cell>
          <table:table-cell office:value-type="float" office:value="1" table:formula="of:=AVERAGE([.B5];[.C5];[.D5];[.E5];[.F5])" table:style-name="ce3">
            <text:p>1,000000</text:p>
          </table:table-cell>
          <table:table-cell office:value-type="float" office:value="0" table:formula="of:=AVERAGE([.K5];[.G5];[.H5];[.I5];[.J5])" table:style-name="ce3">
            <text:p>0,000000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Grafico 1" svg:x="0.45833in" svg:y="0.1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Grafico 2" svg:x="0.53333in" svg:y="0.120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iki Riviello</meta:initial-creator>
    <dc:creator>Miki Riviello</dc:creator>
    <meta:creation-date>2022-06-15T09:01:49Z</meta:creation-date>
    <dc:date>2022-06-16T11:11:2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6" number:min-decimal-places="6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edia accuratezze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Foglio1.$A$3:.$A$5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Foglio1.$L$3:.$L$5" chart:class="chart:bar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6" number:min-decimal-places="6"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Medua Mae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Foglio1.$A$3:.$A$5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0"/>
          <chart:series chart:values-cell-range-address="Foglio1.$M$3:.$M$5" chart:class="chart:bar" chart:attached-axis="primary-y" chart:style-name="G0S0">
            <chart:data-point chart:repeated="3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